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anoiApple.process( AppleRequest req , AppleResponse r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HanoiApple.intializeStacks( int 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anoiApp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